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2528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20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office:value-type="string">
            <text:p>30/03/20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office:value-type="string">
            <text:p>30/03/20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7:22: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3-30T20:23:17</dc:date>
    <dc:creator>Facundo </dc:creator>
    <meta:editing-duration>PT2H57M28S</meta:editing-duration>
    <meta:editing-cycles>6</meta:editing-cycles>
    <meta:generator>LibreOffice/4.0.1.2$Linux_x86 LibreOffice_project/400m0$Build-2</meta:generator>
    <meta:document-statistic meta:table-count="1" meta:cell-count="18" meta:object-count="0"/>
  </office:meta>
</office:document-meta>
</file>